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1333294065284196506"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6427525871216139274"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5918978521571005787"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6271829346522010187"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8073009933342533109"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8958420321758395108"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2204826768512320333"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7465688639948681333"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40576900" text:continue-list="list2204826768512320333"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1643868252329302800"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590768"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601101"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0582894"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40601567"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596992"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4733824270087766661"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3686141896696211248"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382633373429413918"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576518"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8502487728038342233"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1598421113139109599"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1728516956148720474" text:style-name="L15">
        <text:list-item>
          <text:list>
            <text:list-header>
              <text:p text:style-name="P187">1.5 miles averaging about 9:40/mile and rest 1 min</text:p>
            </text:list-header>
          </text:list>
        </text:list-item>
      </text:list>
      <text:p text:style-name="P25">1 mile in 8:26 and rest 2 min</text:p>
      <text:list xml:id="list1659681036687290180"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630440916099646185"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593840"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4180343922981302360"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9011961481103721515"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7192501140242675966"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40575706" text:continue-list="list9011961481103721515" text:style-name="L19">
        <text:list-item>
          <text:list>
            <text:list-header>
              <text:p text:style-name="P191">(Pace*HR)=1240</text:p>
            </text:list-header>
          </text:list>
        </text:list-item>
      </text:list>
      <text:list xml:id="list40580662" text:continue-list="list4180343922981302360" text:style-name="L18">
        <text:list-item>
          <text:list>
            <text:list-header>
              <text:p text:style-name="P190">2 miles at 10:46/mile Ave HR= 121 bpm and rest a few minutes</text:p>
            </text:list-header>
          </text:list>
        </text:list-item>
      </text:list>
      <text:list xml:id="list40574859" text:continue-list="list40575706"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40606077"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5713977863248196141"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906776798846439184"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570062539849905287"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1282957260255152344"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464247489745135773"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9083621893840511189"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40593760"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592099"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401697763943201789"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240016785499580886"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78665002144277288"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6111856541161978439"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950147158929157522"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658162933715848197" text:style-name="L32">
        <text:list-item>
          <text:list>
            <text:list-header>
              <text:p text:style-name="P201">0.25 miles in 2:54</text:p>
              <text:p text:style-name="P201">1 mile in 9:21 going faster as I ran and ending at around 8:30 pace</text:p>
            </text:list-header>
          </text:list>
        </text:list-item>
      </text:list>
      <text:list xml:id="list3353569565075097886"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9117892049618795400"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3659555390116282368"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4903095868586779707"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1535454832219982040"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2228142216943908967"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8670096608496689422"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10"><text:span text:style-name="T3"/></text:p>
      <text:p text:style-name="P10"><text:span text:style-name="T3">Fri <text:s/>Nov 8, 2024 <text:s/></text:span>no running <text:s/>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10">During the past week: 11.96 miles running and 9.21 miles walking</text:p>
      <text:p text:style-name="P25"/>
      <text:p text:style-name="P25">20 or more cemetery loops:</text:p>
      <text:p text:style-name="P84"><text:tab/><text:tab/> <text:s text:c="3"/>min/mile</text:p>
      <text:p text:style-name="P25"><text:soft-page-break/><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426542497804970868"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ext:soft-page-break/>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08T20:33:33.15</dc:date>
    <dc:creator>James Lombardi</dc:creator>
    <meta:editing-duration>P34DT18H30M22S</meta:editing-duration>
    <meta:editing-cycles>2428</meta:editing-cycles>
    <meta:generator>OpenOffice/4.1.2$Win32 OpenOffice.org_project/412m3$Build-9782</meta:generator>
    <meta:document-statistic meta:table-count="0" meta:image-count="9" meta:object-count="0" meta:page-count="240" meta:paragraph-count="7053" meta:word-count="75785" meta:character-count="387919"/>
  </office:meta>
</office:document-meta>
</file>